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516in"/>
    </style:style>
    <style:style style:name="co4" style:family="table-column">
      <style:table-column-properties fo:break-before="auto" style:column-width="4.1311in"/>
    </style:style>
    <style:style style:name="co5" style:family="table-column">
      <style:table-column-properties fo:break-before="auto" style:column-width="3.4236in"/>
    </style:style>
    <style:style style:name="co6" style:family="table-column">
      <style:table-column-properties fo:break-before="auto" style:column-width="2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Main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8"/>|-tos/<text:a xlink:href="#org.talend.rcp.branding.tos_feature">org.talend.rcp.branding.tos_feature</text:a></text:p>
          </table:table-cell>
        </table:table-row>
        <table:table-row table:style-name="ro1">
          <table:table-cell office:value-type="string">
            <text:p><text:s text:c="8"/>|-tos/<text:a xlink:href="#org.talend.rcp.branding.jetlxcmmty-feature">org.talend.rcp.branding.jetlxcmmty-feature</text:a></text:p>
          </table:table-cell>
        </table:table-row>
        <table:table-row table:style-name="ro1">
          <table:table-cell office:value-type="string">
            <text:p><text:s text:c="8"/>|-tos/<text:a xlink:href="#org.talend.rcp.branding.sdi-feature">org.talend.rcp.branding.sdi-feature</text:a></text:p>
          </table:table-cell>
        </table:table-row>
      </table:table>
      <table:table table:name="org.talend.rcp.branding.tos_fea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# Because “<text:a xlink:href="#Main">Main</text:a>” contained.</text:p>
          </table:table-cell>
          <table:table-cell/>
        </table:table-row>
        <table:table-row table:style-name="ro1">
          <table:table-cell office:value-type="string">
            <text:p><text:s text:c="8"/>|-tos/org.talend.rcp.branding.to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# <text:s text:c="6"/>\-tos/org.talend.tos_feature</text:p>
          </table:table-cell>
          <table:table-cell office:value-type="string">
            <text:p>had in <text:span text:style-name="T1">tcommon-studio-se</text:span><text:span text:style-name="T2">. Need confirm it really for tcommon?</text:span>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\-tos/org.talend.rcp.branding.tos</text:p>
          </table:table-cell>
          <table:table-cell/>
        </table:table-row>
      </table:table>
      <table:table table:name="org.talend.rcp.branding.jetlxcmmty-feature" table:style-name="ta1">
        <table:table-column table:style-name="co5" table:default-cell-style-name="Default"/>
        <table:table-row table:style-name="ro1">
          <table:table-cell table:style-name="ce1" office:value-type="string">
            <text:p># Because “<text:a xlink:href="#Main">Main</text:a>” contained.</text:p>
          </table:table-cell>
        </table:table-row>
        <table:table-row table:style-name="ro1">
          <table:table-cell office:value-type="string">
            <text:p><text:s text:c="8"/>|-tos/org.talend.rcp.branding.jetlxcmmty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org.talend.tos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\-tos/org.talend.rcp.branding.jetlxcmmty</text:p>
          </table:table-cell>
        </table:table-row>
      </table:table>
      <table:table table:name="org.talend.rcp.branding.sdi-feature" table:style-name="ta1">
        <table:table-column table:style-name="co6" table:default-cell-style-name="Default"/>
        <table:table-row table:style-name="ro1">
          <table:table-cell table:style-name="ce1" office:value-type="string">
            <text:p># Because “<text:a xlink:href="#Main">Main</text:a>” contained.</text:p>
          </table:table-cell>
        </table:table-row>
        <table:table-row table:style-name="ro1">
          <table:table-cell office:value-type="string">
            <text:p><text:s text:c="8"/>|-tos/org.talend.rcp.branding.sdi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org.talend.tos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\-tos/org.talend.rcp.branding.s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58:06</meta:creation-date>
    <meta:generator>LibreOffice/3.5$Linux_X86_64 LibreOffice_project/350m1$Build-202</meta:generator>
    <dc:date>2014-01-26T17:00:21</dc:date>
    <meta:editing-duration>PT24M15S</meta:editing-duration>
    <meta:editing-cycles>17</meta:editing-cycles>
    <meta:document-statistic meta:table-count="4" meta:cell-count="22" meta:object-count="0"/>
  </office:meta>
</office:document-meta>
</file>